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b2b2b2"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0.05pt solid #000000" fo:border-top="none" fo:border-bottom="0.05pt solid #000000"/>
    </style:style>
    <style:style style:name="Tableau1.B4" style:family="table-cell">
      <style:table-cell-properties fo:background-color="#b2b2b2" fo:padding="0.097cm" fo:border-left="0.05pt solid #000000" fo:border-right="none" fo:border-top="none" fo:border-bottom="0.05pt solid #000000">
        <style:background-image/>
      </style:table-cell-properties>
    </style:style>
    <style:style style:name="Tableau1.A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B5" style:family="table-cell">
      <style:table-cell-properties fo:background-color="transparent" fo:padding="0.097cm" fo:border="none">
        <style:background-image/>
      </style:table-cell-properties>
    </style:style>
    <style:style style:name="Tableau1.C5"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P2" style:family="paragraph" style:parent-style-name="Table_20_Contents">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3"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4"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officeooo:paragraph-rsid="003cf96e" style:font-size-asian="11pt" style:font-size-complex="11pt"/>
    </style:style>
    <style:style style:name="P5" style:family="paragraph" style:parent-style-name="Standard">
      <style:paragraph-properties fo:margin-top="0cm" fo:margin-bottom="0cm" loext:contextual-spacing="false"/>
      <style:text-properties fo:font-size="11pt" style:font-size-asian="11pt" style:font-size-complex="11pt"/>
    </style:style>
    <style:style style:name="P6"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52a1d"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7"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dcb36" officeooo:paragraph-rsid="002dcb36" style:font-name-asian="TTE1C28908t00" style:font-size-asian="11pt" style:font-style-asian="normal" style:font-weight-asian="normal" style:font-name-complex="TTE1C28908t00" style:font-size-complex="11pt" style:font-style-complex="normal" style:font-weight-complex="normal"/>
    </style:style>
    <style:style style:name="P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ba4d2" officeooo:paragraph-rsid="003ba4d2"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bdb69"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1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paragraph-rsid="002bdb69" style:font-size-asian="11pt" style:font-weight-asian="normal" style:font-size-complex="11pt" style:font-weight-complex="normal"/>
    </style:style>
    <style:style style:name="P12"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3"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ddd64" officeooo:paragraph-rsid="0022cb09" style:font-name-asian="Calibri-Bold" style:font-size-asian="10.5pt" style:font-style-asian="normal" style:font-weight-asian="normal" style:font-name-complex="Calibri-Bold" style:font-size-complex="10.5pt" style:font-style-complex="normal" style:font-weight-complex="normal"/>
    </style:style>
    <style:style style:name="P14" style:family="paragraph" style:parent-style-name="Standard">
      <style:paragraph-properties fo:margin-top="0cm" fo:margin-bottom="0cm" loext:contextual-spacing="false">
        <style:tab-stops>
          <style:tab-stop style:position="2.011cm"/>
        </style:tab-stops>
      </style:paragraph-properties>
      <style:text-properties style:font-name="Calibri" fo:font-size="11pt" style:text-underline-style="none" fo:font-weight="bold" officeooo:paragraph-rsid="0036c900" style:font-size-asian="11pt" style:font-weight-asian="bold" style:font-size-complex="11pt" style:font-weight-complex="bold"/>
    </style:style>
    <style:style style:name="P15" style:family="paragraph" style:parent-style-name="Text_20_body">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3e24f9" officeooo:paragraph-rsid="003e24f9" style:font-name-asian="Calibri-Bold" style:font-size-asian="11pt" style:font-style-asian="normal" style:font-weight-asian="normal" style:font-name-complex="Calibri-Bold" style:font-size-complex="11pt" style:font-style-complex="normal" style:font-weight-complex="normal"/>
    </style:style>
    <style:style style:name="P16" style:family="paragraph" style:parent-style-name="Text_20_body">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3e266d" officeooo:paragraph-rsid="003e266d" style:font-name-asian="Calibri-Bold" style:font-size-asian="11pt" style:font-style-asian="normal" style:font-weight-asian="normal" style:font-name-complex="Calibri-Bold" style:font-size-complex="11pt" style:font-style-complex="normal" style:font-weight-complex="normal"/>
    </style:style>
    <style:style style:name="P17" style:family="paragraph" style:parent-style-name="Text_20_body">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3e9e4b" officeooo:paragraph-rsid="003e9e4b" style:font-name-asian="Calibri-Bold" style:font-size-asian="11pt" style:font-style-asian="normal" style:font-weight-asian="normal" style:font-name-complex="Calibri-Bold" style:font-size-complex="11pt" style:font-style-complex="normal" style:font-weight-complex="normal"/>
    </style:style>
    <style:style style:name="P18" style:family="paragraph" style:parent-style-name="Table_20_Contents">
      <style:paragraph-properties fo:text-align="justify" style:justify-single-word="false"/>
      <style:text-properties style:font-name="Calibri" fo:font-size="11pt" style:font-size-asian="11pt" style:font-size-complex="11pt"/>
    </style:style>
    <style:style style:name="P19" style:family="paragraph" style:parent-style-name="Table_20_Contents">
      <loext:graphic-properties draw:fill="none" draw:fill-color="#ffffff"/>
      <style:paragraph-properties fo:text-align="justify" style:justify-single-word="false"/>
      <style:text-properties style:font-name="Calibri" fo:font-size="11pt" style:font-size-asian="11pt" style:font-size-complex="11pt"/>
    </style:style>
    <style:style style:name="P20" style:family="paragraph" style:parent-style-name="Table_20_Contents">
      <style:paragraph-properties fo:text-align="justify" style:justify-single-word="false"/>
      <style:text-properties style:font-name="Calibri" fo:font-size="11pt" officeooo:paragraph-rsid="003cf96e" style:font-size-asian="11pt" style:font-size-complex="11pt"/>
    </style:style>
    <style:style style:name="P21" style:family="paragraph" style:parent-style-name="Table_20_Contents">
      <style:paragraph-properties fo:text-align="start" style:justify-single-word="false"/>
      <style:text-properties style:font-name="Calibri" fo:font-size="11pt" style:font-size-asian="11pt" style:font-size-complex="11pt"/>
    </style:style>
    <style:style style:name="P22"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23" style:family="paragraph" style:parent-style-name="Table_20_Contents">
      <loext:graphic-properties draw:fill="none" draw:fill-color="#ffffff"/>
      <style:paragraph-properties fo:text-align="start" style:justify-single-word="false"/>
      <style:text-properties style:font-name="Calibri" fo:font-size="11pt" fo:font-weight="bold" style:font-size-asian="11pt" style:font-weight-asian="bold" style:font-size-complex="11pt" style:font-weight-complex="bold"/>
    </style:style>
    <style:style style:name="P2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2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bold" officeooo:paragraph-rsid="0036c900" style:font-size-asian="11pt" style:font-weight-asian="bold" style:font-size-complex="11pt" style:font-weight-complex="bold"/>
    </style:style>
    <style:style style:name="P2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officeooo:rsid="003d6ddc" officeooo:paragraph-rsid="003d6ddc" style:font-size-asian="11pt" style:font-size-complex="11pt"/>
    </style:style>
    <style:style style:name="P2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2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style="normal" style:text-underline-style="none" fo:font-weight="normal" officeooo:rsid="003e24f9" officeooo:paragraph-rsid="003e24f9" style:font-name-asian="Calibri-Bold" style:font-size-asian="11pt" style:font-style-asian="normal" style:font-weight-asian="normal" style:font-name-complex="Calibri-Bold" style:font-size-complex="11pt" style:font-style-complex="normal" style:font-weight-complex="normal"/>
    </style:style>
    <style:style style:name="P2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Calibri" fo:font-size="12pt" fo:font-style="normal" style:text-underline-style="none" fo:font-weight="normal" officeooo:rsid="003e24f9" officeooo:paragraph-rsid="003e24f9" style:font-name-asian="Calibri-Bold" style:font-size-asian="11pt" style:font-style-asian="normal" style:font-weight-asian="normal" style:font-name-complex="Calibri-Bold" style:font-size-complex="11pt" style:font-style-complex="normal" style:font-weight-complex="normal"/>
    </style:style>
    <style:style style:name="P3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style="normal" style:text-underline-style="none" fo:font-weight="normal" officeooo:rsid="003e24f9" officeooo:paragraph-rsid="003e24f9" style:font-name-asian="Calibri-Bold" style:font-size-asian="11pt" style:font-style-asian="normal" style:font-weight-asian="normal" style:font-name-complex="Calibri-Bold" style:font-size-complex="11pt" style:font-style-complex="normal" style:font-weight-complex="normal"/>
    </style:style>
    <style:style style:name="P31" style:family="paragraph" style:parent-style-name="Standard">
      <style:paragraph-properties fo:text-align="center" style:justify-single-word="false" fo:padding="0.049cm" fo:border="0.06pt solid #000000" style:shadow="none"/>
    </style:style>
    <style:style style:name="P3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fo:font-style="normal" style:text-underline-style="solid" style:text-underline-width="auto" style:text-underline-color="font-color" fo:font-weight="bold" officeooo:rsid="003b0674" officeooo:paragraph-rsid="0036c900" style:font-name-asian="Calibri-Bold" style:font-size-asian="11pt" style:font-style-asian="normal" style:font-weight-asian="bold" style:font-name-complex="Calibri-Bold" style:font-size-complex="11pt" style:font-style-complex="normal" style:font-weight-complex="bold"/>
    </style:style>
    <style:style style:name="P3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fo:font-style="normal" style:text-underline-style="none" fo:font-weight="normal" officeooo:rsid="006e9fe6" officeooo:paragraph-rsid="003d6ddc" style:font-name-asian="Calibri-Bold" style:font-size-asian="11pt" style:font-style-asian="normal" style:font-weight-asian="normal" style:font-name-complex="Calibri-Bold" style:font-size-complex="11pt" style:font-style-complex="normal" style:font-weight-complex="normal"/>
    </style:style>
    <style:style style:name="P3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style="normal" style:text-underline-style="none" fo:font-weight="normal" officeooo:rsid="003e24f9" officeooo:paragraph-rsid="003e24f9" style:font-name-asian="Calibri-Bold" style:font-size-asian="11pt" style:font-style-asian="normal" style:font-weight-asian="normal" style:font-name-complex="Calibri-Bold" style:font-size-complex="11pt" style:font-style-complex="normal" style:font-weight-complex="normal"/>
    </style:style>
    <style:style style:name="P3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style="normal" style:text-underline-style="none" fo:font-weight="normal" officeooo:rsid="004093ee" officeooo:paragraph-rsid="004093ee" style:font-name-asian="Calibri-Bold" style:font-size-asian="11pt" style:font-style-asian="normal" style:font-weight-asian="normal" style:font-name-complex="Calibri-Bold" style:font-size-complex="11pt" style:font-style-complex="normal" style:font-weight-complex="normal"/>
    </style:style>
    <style:style style:name="P3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text-underline-style="solid" style:text-underline-width="auto" style:text-underline-color="font-color" fo:font-weight="bold" officeooo:rsid="003d6ddc" officeooo:paragraph-rsid="003d6ddc" style:font-size-asian="11pt" style:font-weight-asian="bold" style:font-size-complex="11pt" style:font-weight-complex="bold"/>
    </style:style>
    <style:style style:name="P37" style:family="paragraph" style:parent-style-name="Heading" style:master-page-name="Standard">
      <style:paragraph-properties fo:text-align="center" style:justify-single-word="false" style:page-number="auto" fo:padding="0.049cm" fo:border="0.06pt solid #000000" style:shadow="none"/>
      <style:text-properties fo:font-size="20pt" style:font-size-asian="20pt" style:font-size-complex="20pt"/>
    </style:style>
    <style:style style:name="P38"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style:text-position="0% 100%" style:font-name="Calibri" fo:font-size="11pt" fo:font-weight="normal" officeooo:rsid="003d6ddc" officeooo:paragraph-rsid="003d6ddc" style:font-size-asian="11pt" style:font-weight-asian="normal" style:font-size-complex="11pt" style:font-weight-complex="normal"/>
    </style:style>
    <style:style style:name="P39" style:family="paragraph" style:parent-style-name="Table_20_Contents" style:list-style-name="L1">
      <style:paragraph-properties fo:margin-top="0cm" fo:margin-bottom="0cm" loext:contextual-spacing="false" fo:text-align="start" style:justify-single-word="false" style:shadow="none" style:text-autospace="none">
        <style:tab-stops>
          <style:tab-stop style:position="9.948cm"/>
        </style:tab-stops>
      </style:paragraph-properties>
      <style:text-properties fo:color="#000000" style:font-name="Calibri" fo:font-size="11pt" fo:font-style="normal" style:text-underline-style="none" fo:font-weight="normal" officeooo:paragraph-rsid="0026cfa9" style:font-name-asian="TTE1C28908t00" style:font-size-asian="11pt" style:font-style-asian="normal" style:font-weight-asian="normal" style:font-name-complex="TTE1C28908t00" style:font-size-complex="11pt" style:font-style-complex="normal" style:font-weight-complex="normal"/>
    </style:style>
    <style:style style:name="P40" style:family="paragraph" style:parent-style-name="Heading_20_1">
      <style:paragraph-properties fo:margin-top="0cm" fo:margin-bottom="0cm" loext:contextual-spacing="false"/>
      <style:text-properties fo:font-size="12pt" officeooo:rsid="003d6ddc" officeooo:paragraph-rsid="003d6ddc" style:font-size-asian="12pt" style:font-size-complex="12pt"/>
    </style:style>
    <style:style style:name="P41" style:family="paragraph" style:parent-style-name="Text_20_body" style:list-style-name="L2">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3e24f9" officeooo:paragraph-rsid="003e24f9" style:font-name-asian="Calibri-Bold" style:font-size-asian="11pt" style:font-style-asian="normal" style:font-weight-asian="normal" style:font-name-complex="Calibri-Bold" style:font-size-complex="11pt" style:font-style-complex="normal" style:font-weight-complex="normal"/>
    </style:style>
    <style:style style:name="P42" style:family="paragraph" style:parent-style-name="Text_20_body">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3e24f9" officeooo:paragraph-rsid="003e24f9" style:font-name-asian="Calibri-Bold" style:font-size-asian="11pt" style:font-style-asian="normal" style:font-weight-asian="normal" style:font-name-complex="Calibri-Bold" style:font-size-complex="11pt" style:font-style-complex="normal" style:font-weight-complex="normal"/>
    </style:style>
    <style:style style:name="P43" style:family="paragraph" style:parent-style-name="Text_20_body">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3e24f9" officeooo:paragraph-rsid="004093ee" style:font-name-asian="Calibri-Bold" style:font-size-asian="11pt" style:font-style-asian="normal" style:font-weight-asian="normal" style:font-name-complex="Calibri-Bold" style:font-size-complex="11pt" style:font-style-complex="normal" style:font-weight-complex="normal"/>
    </style:style>
    <style:style style:name="P44" style:family="paragraph" style:parent-style-name="Text_20_body">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4093ee" officeooo:paragraph-rsid="004093ee" style:font-name-asian="Calibri-Bold" style:font-size-asian="11pt" style:font-style-asian="normal" style:font-weight-asian="normal" style:font-name-complex="Calibri-Bold" style:font-size-complex="11pt" style:font-style-complex="normal" style:font-weight-complex="normal"/>
    </style:style>
    <style:style style:name="P45" style:family="paragraph" style:parent-style-name="Text_20_body" style:list-style-name="L3">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3e9e4b" officeooo:paragraph-rsid="003e9e4b" style:font-name-asian="Calibri-Bold" style:font-size-asian="11pt" style:font-style-asian="normal" style:font-weight-asian="normal" style:font-name-complex="Calibri-Bold" style:font-size-complex="11pt" style:font-style-complex="normal" style:font-weight-complex="normal"/>
    </style:style>
    <style:style style:name="P46" style:family="paragraph" style:parent-style-name="Text_20_body">
      <style:paragraph-properties fo:margin-top="0cm" fo:margin-bottom="0cm" loext:contextual-spacing="false" fo:text-align="justify" style:justify-single-word="false"/>
      <style:text-properties style:font-name="Calibri" officeooo:paragraph-rsid="004093ee"/>
    </style:style>
    <style:style style:name="P4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Calibri" fo:font-size="12pt" fo:font-style="normal" style:text-underline-style="none" fo:font-weight="normal" officeooo:rsid="003e24f9" officeooo:paragraph-rsid="003e24f9" style:font-name-asian="Calibri-Bold" style:font-size-asian="11pt" style:font-style-asian="normal" style:font-weight-asian="normal" style:font-name-complex="Calibri-Bold" style:font-size-complex="11pt" style:font-style-complex="normal" style:font-weight-complex="normal"/>
    </style:style>
    <style:style style:name="T1" style:family="text">
      <style:text-properties officeooo:rsid="0037b641"/>
    </style:style>
    <style:style style:name="T2" style:family="text">
      <style:text-properties officeooo:rsid="002ea94b"/>
    </style:style>
    <style:style style:name="T3" style:family="text">
      <style:text-properties style:text-position="super 58%"/>
    </style:style>
    <style:style style:name="T4" style:family="text">
      <style:text-properties officeooo:rsid="00181f35"/>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style:text-underline-style="none" fo:font-weight="normal" officeooo:rsid="002dcb36" style:font-weight-asian="normal" style:font-weight-complex="normal"/>
    </style:style>
    <style:style style:name="T9" style:family="text">
      <style:text-properties style:text-underline-style="none" fo:font-weight="normal" officeooo:rsid="0036c900" style:font-weight-asian="normal" style:font-weight-complex="normal"/>
    </style:style>
    <style:style style:name="T10" style:family="text">
      <style:text-properties style:text-underline-style="none" officeooo:rsid="0036c900"/>
    </style:style>
    <style:style style:name="T11" style:family="text">
      <style:text-properties style:text-underline-style="none" officeooo:rsid="003d6ddc"/>
    </style:style>
    <style:style style:name="T12" style:family="text">
      <style:text-properties fo:font-weight="bold" style:font-weight-asian="bold" style:font-weight-complex="bold"/>
    </style:style>
    <style:style style:name="T13" style:family="text">
      <style:text-properties fo:font-weight="bold" officeooo:rsid="002dcb36" style:font-weight-asian="bold" style:font-weight-complex="bold"/>
    </style:style>
    <style:style style:name="T14" style:family="text">
      <style:text-properties fo:font-weight="bold" officeooo:rsid="0036c900" style:font-weight-asian="bold" style:font-weight-complex="bold"/>
    </style:style>
    <style:style style:name="T15" style:family="text">
      <style:text-properties fo:font-weight="bold" officeooo:rsid="003d6ddc" style:font-weight-asian="bold" style:font-weight-complex="bold"/>
    </style:style>
    <style:style style:name="T16" style:family="text">
      <style:text-properties officeooo:rsid="0018700c"/>
    </style:style>
    <style:style style:name="T17" style:family="text">
      <style:text-properties officeooo:rsid="002dcb36"/>
    </style:style>
    <style:style style:name="T18" style:family="text">
      <style:text-properties officeooo:rsid="0036c900"/>
    </style:style>
    <style:style style:name="T19" style:family="text">
      <style:text-properties fo:font-weight="normal" officeooo:rsid="006e9fe6" style:font-weight-asian="normal" style:font-weight-complex="normal"/>
    </style:style>
    <style:style style:name="T20" style:family="text">
      <style:text-properties fo:font-weight="normal" officeooo:rsid="003d6ddc" style:font-weight-asian="normal" style:font-weight-complex="normal"/>
    </style:style>
    <style:style style:name="T21" style:family="text">
      <style:text-properties fo:font-weight="normal" officeooo:rsid="003e9e4b" style:font-weight-asian="normal" style:font-weight-complex="normal"/>
    </style:style>
    <style:style style:name="T22" style:family="text">
      <style:text-properties style:font-name-asian="Calibri-Bold" style:font-name-complex="Calibri-Bold"/>
    </style:style>
    <style:style style:name="T23" style:family="text">
      <style:text-properties officeooo:rsid="0032d8bc" style:font-name-asian="Calibri-Bold" style:font-name-complex="Calibri-Bold"/>
    </style:style>
    <style:style style:name="T24" style:family="text">
      <style:text-properties officeooo:rsid="003e9e4b" style:font-name-asian="Calibri-Bold" style:font-name-complex="Calibri-Bold"/>
    </style:style>
    <style:style style:name="T25" style:family="text">
      <style:text-properties officeooo:rsid="003cf96e"/>
    </style:style>
    <style:style style:name="T26" style:family="text">
      <style:text-properties officeooo:rsid="003d6ddc"/>
    </style:style>
    <style:style style:name="T27" style:family="text">
      <style:text-properties fo:font-style="normal" style:text-underline-style="solid" style:text-underline-width="auto" style:text-underline-color="font-color" officeooo:rsid="003b0674" style:font-name-asian="Calibri-Bold" style:font-style-asian="normal" style:font-name-complex="Calibri-Bold" style:font-style-complex="normal"/>
    </style:style>
    <style:style style:name="T28" style:family="text">
      <style:text-properties fo:font-style="normal" style:text-underline-style="solid" style:text-underline-width="auto" style:text-underline-color="font-color" officeooo:rsid="005155bd" style:font-name-asian="Calibri-Bold" style:font-style-asian="normal" style:font-name-complex="Calibri-Bold" style:font-style-complex="normal"/>
    </style:style>
    <style:style style:name="T29" style:family="text">
      <style:text-properties fo:font-style="normal" officeooo:rsid="003b0674" style:font-name-asian="Calibri-Bold" style:font-style-asian="normal" style:font-name-complex="Calibri-Bold" style:font-style-complex="normal"/>
    </style:style>
    <style:style style:name="T30" style:family="text">
      <style:text-properties fo:font-style="normal" fo:font-weight="normal" officeooo:rsid="006e9fe6" style:font-name-asian="Calibri-Bold" style:font-style-asian="normal" style:font-weight-asian="normal" style:font-name-complex="Calibri-Bold" style:font-style-complex="normal" style:font-weight-complex="normal"/>
    </style:style>
    <style:style style:name="T31" style:family="text">
      <style:text-properties fo:font-style="normal" fo:font-weight="normal" officeooo:rsid="003d6ddc" style:font-name-asian="Calibri-Bold" style:font-style-asian="normal" style:font-weight-asian="normal" style:font-name-complex="Calibri-Bold" style:font-style-complex="normal" style:font-weight-complex="normal"/>
    </style:style>
    <style:style style:name="T32" style:family="text">
      <style:text-properties fo:font-style="normal" style:text-underline-style="none" fo:font-weight="normal" officeooo:rsid="006e9fe6" style:font-name-asian="Calibri-Bold" style:font-style-asian="normal" style:font-weight-asian="normal" style:font-name-complex="Calibri-Bold" style:font-style-complex="normal" style:font-weight-complex="normal"/>
    </style:style>
    <style:style style:name="T33" style:family="text">
      <style:text-properties fo:font-size="12pt" style:font-size-asian="10.5pt" style:font-size-complex="10.5pt"/>
    </style:style>
    <style:style style:name="T34" style:family="text">
      <style:text-properties fo:font-size="12pt" officeooo:rsid="0072f165" style:font-size-asian="10.5pt" style:font-size-complex="10.5pt"/>
    </style:style>
    <style:style style:name="T35" style:family="text">
      <style:text-properties fo:font-size="11pt"/>
    </style:style>
    <style:style style:name="T36" style:family="text">
      <style:text-properties fo:font-size="11pt" officeooo:rsid="004093ee"/>
    </style:style>
    <style:style style:name="T37" style:family="text">
      <style:text-properties officeooo:rsid="003e266d"/>
    </style:style>
    <style:style style:name="T38" style:family="text">
      <style:text-properties fo:color="#000000" fo:font-size="11pt" fo:font-style="normal" style:text-underline-style="none" fo:font-weight="normal" officeooo:rsid="003e24f9" style:font-name-asian="Calibri-Bold" style:font-size-asian="11pt" style:font-style-asian="normal" style:font-weight-asian="normal" style:font-name-complex="Calibri-Bold" style:font-size-complex="11pt" style:font-style-complex="normal" style:font-weight-complex="normal"/>
    </style:style>
    <style:style style:name="T39" style:family="text">
      <style:text-properties officeooo:rsid="004093ee"/>
    </style:style>
    <style:style style:name="T40" style:family="text">
      <style:text-properties officeooo:rsid="0041df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COMPTE-RENDU DU CONSEIL MUNICIPAL DE LA COMMUNE DE MONTREUIL-EN-TOURAINE</text:p>
      <text:p text:style-name="P31"><text:span text:style-name="T12">Séance du </text:span><text:span text:style-name="T15">24</text:span><text:span text:style-name="T14"> mars </text:span><text:span text:style-name="T13"><text:s/>2016</text:span><text:tab/><text:tab/>D<text:span text:style-name="T12">ate de la convocation</text:span> :<text:span text:style-name="T7"> </text:span><text:span text:style-name="T11">17</text:span><text:span text:style-name="T10"> mars</text:span><text:span text:style-name="T8"> 201</text:span><text:span text:style-name="T9">6</text:span></text:p>
      <text:p text:style-name="P5"><text:span text:style-name="T12">Nombre de conseillers en exercice</text:span> : 1<text:span text:style-name="T18">3</text:span></text:p>
      <text:p text:style-name="P5"><text:span text:style-name="T12">Nombre de présents</text:span> : <text:span text:style-name="T16">10</text:span></text:p>
      <text:p text:style-name="P5"><text:span text:style-name="T12">Nombre d’exprimés</text:span> : 1<text:span text:style-name="T26">1</text:span></text:p>
      <text:p text:style-name="P24"/>
      <text:p text:style-name="P24">L’an deux mil <text:span text:style-name="T17">seize</text:span> le <text:span text:style-name="T26">24 mars </text:span>à dix-neuf heures, le Conseil Municipal de cette commune, régulièrement convoqué, s’est réuni au nombre prescrit par la loi, dans le lieu habituel de ses séances, sous la présidence de Monsieur Jean-Luc Padiolleau, Maire.</text:p>
      <text:p text:style-name="P24"/>
      <text:p text:style-name="P14"><text:span text:style-name="T5">Présents : </text:span><text:tab/><text:span text:style-name="T19">Jean-Luc Padiolleau, Patrick Bigot, ean Claude Adumeau, Philippe </text:span><text:span text:style-name="T20">D</text:span><text:span text:style-name="T19">erogis, Isabelle Cambronne Bobin, Mireille Cicutti, Isabelle Denis, Christian Galimant, Mathieu Ménard, Michelle Roquin</text:span></text:p>
      <text:p text:style-name="P32"/>
      <text:p text:style-name="P25"><text:span text:style-name="T27">Absent</text:span><text:span text:style-name="T28">s excusés </text:span><text:span text:style-name="T27">:</text:span><text:span text:style-name="T29"> </text:span><text:span text:style-name="T31">Chantal Morlec</text:span><text:span text:style-name="T30"> (pouvoir Jean-Luc Padiolleau), </text:span></text:p>
      <text:p text:style-name="P36"/>
      <text:p text:style-name="P26"><text:span text:style-name="T6">Absents : </text:span><text:span text:style-name="T32">Marie Bernier, Jean-Emmanuel Massue </text:span></text:p>
      <text:p text:style-name="P33"/>
      <text:p text:style-name="P27"><text:span text:style-name="T6">Secrétaire de séance</text:span> : <text:span text:style-name="T17">M. Mathieu Ménard</text:span></text:p>
      <text:p text:style-name="P10"/>
      <text:p text:style-name="P10">Ordre du jour :</text:p>
      <text:list xml:id="list2927171820985316986" text:style-name="L1">
        <text:list-item>
          <text:p text:style-name="P38">Fusion de commune : Vote d'une délibération de principe</text:p>
        </text:list-item>
        <text:list-item>
          <text:p text:style-name="P39">Questions diverses</text:p>
        </text:list-item>
      </text:list>
      <text:p text:style-name="P6"/>
      <text:p text:style-name="P7"/>
      <text:h text:style-name="P40" text:outline-level="1">Fusion de communes : délibération de principe</text:h>
      <text:p text:style-name="P28">Monsieur le Maire explique à l'assemblée que le contexte actuel amène à s'interroger sur l'opportunité d'une fusion avec une autre commune : St Ouen les Vignes.</text:p>
      <text:p text:style-name="P28">Mme Adrast, Maire de St Ouen-<text:span text:style-name="T39">les-Vignes</text:span>, Mme Rubio de l'ADAC, et Monsieur Padiolleau se sont déjà rencontrés à plusieurs reprises <text:span text:style-name="T34">au sujet du projet de création d'une commune nouvelle.</text:span></text:p>
      <text:p text:style-name="P28"><text:span text:style-name="T34"/></text:p>
      <text:p text:style-name="P35"><text:span text:style-name="T34">L</text:span><text:span text:style-name="T33">a séance de ce jour a pour objet de déterminer la position du conseil municipal par rapport à cette possibilité afin de déclencher ou pas les études sur les conséquences financières, les impacts sur la population et les services municipaux.</text:span></text:p>
      <text:p text:style-name="P46"> <text:span text:style-name="T38">Le Conseil municipal de St Ouen les Vignes se réunit également le 24 mars pour en délibérer.</text:span></text:p>
      <text:p text:style-name="P29"/>
      <text:p text:style-name="P29">Le régime de la commune nouvelle a été créé par la loi du 16 décembre 2010 <text:span text:style-name="T39">sur la</text:span> réforme des collectivités territoriales, et <text:span text:style-name="T39">a été </text:span>amélioré<text:span text:style-name="T39">e</text:span> par la loi du 16 mars 2015 notamment par l'introduction d'une incitation financière si la commune nouvelle est créée au plus tard le <text:span text:style-name="T35">30 juin 2016  </text:span><text:span text:style-name="T36">par le m</text:span><text:span text:style-name="T35">aintien de la dotation pendant 3 ans augmentée <text:s/>d'une bonification de 5 % </text:span><text:span text:style-name="T36">selon la strate de population</text:span><text:span text:style-name="T35">.</text:span></text:p>
      <text:p text:style-name="P30"/>
      <text:p text:style-name="P30">Le choix de St Ouen les Vignes s'explique par :</text:p>
      <text:list xml:id="list8079748989744882464" text:style-name="L2">
        <text:list-item>
          <text:p text:style-name="P41">la proximité géographique, <text:span text:style-name="T39">la taille similaire de commune</text:span></text:p>
        </text:list-item>
        <text:list-item>
          <text:p text:style-name="P41">la similitude des situations budgétaires</text:p>
        </text:list-item>
        <text:list-item>
          <text:p text:style-name="P41">le lien social existant entre les 2 communes</text:p>
        </text:list-item>
      </text:list>
      <text:p text:style-name="P15"/>
      <text:p text:style-name="P44">Il apparaît nécessaire que les petites communes engagent cette réflexion avant d'être contraintes de fusionner avec une entité imposée. Le choix de St-Ouen-Les-Vignes permet de garantir l'identité de notre territoire tout en impulsant une dynamique tant au plan économique que social</text:p>
      <text:p text:style-name="P15"/>
      <text:p text:style-name="P43">Les conseillers municipaux font remarquer que l'attrait de la bonification de la DGF ne peut être le seul <text:soft-page-break/><text:span text:style-name="T39">vecteur d'une fusion quand on imagine les possibilités de revirement des gouvernants,</text:span></text:p>
      <text:p text:style-name="P43"><text:span text:style-name="T39">L'assemblée débat sur la pérennité des projets futurs de la commune si fusion il y a, sur l'organisation des services municipaux, des écoles et des services périscolaires.</text:span></text:p>
      <text:p text:style-name="P15"/>
      <text:p text:style-name="P16">Monsieur le Maire explique que différentes réunions seront organisées avec la Préfecture, l'ADAC et les 2 conseils municipaux. Des réunions publiques sont également prévues.</text:p>
      <text:p text:style-name="P16"/>
      <text:p text:style-name="P17">Le conseil municipal <text:span text:style-name="T39">reconnaît la nécessité d'engager la réflexion et </text:span>décide à l'unanimité moins 1 abstention :</text:p>
      <text:list xml:id="list8187376886374249461" text:style-name="L3">
        <text:list-item>
          <text:p text:style-name="P45">de solliciter les services de l'ADAC37 pour effectuer une étude financière et juridique</text:p>
        </text:list-item>
        <text:list-item>
          <text:p text:style-name="P45">d'organiser des réunions d'informations pour la population montreuilloise</text:p>
        </text:list-item>
        <text:list-item>
          <text:p text:style-name="P45">de mettre en place des réunions de travail entre les 2 communes.</text:p>
        </text:list-item>
      </text:list>
      <text:p text:style-name="P13"/>
      <text:p text:style-name="P12"><text:span text:style-name="T4">10</text:span> – Questions diverses</text:p>
      <text:p text:style-name="P8"><text:span text:style-name="T23">P</text:span><text:span text:style-name="T22">uisqu'il n'y a pas de questions diverses, Monsieur le Maire déclare la séance close à 20h </text:span><text:span text:style-name="T24">50</text:span></text:p>
      <text:p text:style-name="P11"/>
      <text:p text:style-name="P9"/>
      <text:p text:style-name="P9"/>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22">Jean-Luc Padiolleau – Maire</text:p>
            <text:p text:style-name="P22"/>
            <text:p text:style-name="P22"/>
          </table:table-cell>
          <table:table-cell table:style-name="Tableau1.A1" office:value-type="string">
            <text:p text:style-name="P22">Patrick Bigot – 1<text:span text:style-name="T3">er</text:span> Adjoint</text:p>
          </table:table-cell>
          <table:table-cell table:style-name="Tableau1.C1" office:value-type="string">
            <text:p text:style-name="P22">Chantal Morlec – 2ème Adjoint – <text:span text:style-name="T21">pouvoir Jean-Luc Padiolleau</text:span></text:p>
            <text:p text:style-name="P22"/>
            <text:p text:style-name="P22"/>
          </table:table-cell>
        </table:table-row>
        <table:table-row table:style-name="Tableau1.1">
          <table:table-cell table:style-name="Tableau1.A2" office:value-type="string">
            <text:p text:style-name="P23">Jean-Claude Adumeau – 3ème Adjoint</text:p>
            <text:p text:style-name="P23"/>
            <text:p text:style-name="P23"/>
          </table:table-cell>
          <table:table-cell table:style-name="Tableau1.A2" office:value-type="string">
            <text:p text:style-name="P22">Philippe Derogis – 4ème Adjoint</text:p>
          </table:table-cell>
          <table:table-cell table:style-name="Tableau1.C2" office:value-type="string">
            <text:p text:style-name="P21">Marie Bernier </text:p>
            <text:p text:style-name="P18"/>
            <text:p text:style-name="P18"/>
          </table:table-cell>
        </table:table-row>
        <table:table-row table:style-name="Tableau1.1">
          <table:table-cell table:style-name="Tableau1.A2" office:value-type="string">
            <text:p text:style-name="P18">Isabelle Cambronne-Bobin</text:p>
            <text:p text:style-name="P18"/>
            <text:p text:style-name="P18"/>
          </table:table-cell>
          <table:table-cell table:style-name="Tableau1.B3" office:value-type="string">
            <text:p text:style-name="P18">Mireille Cicutti</text:p>
          </table:table-cell>
          <table:table-cell table:style-name="Tableau1.C3" office:value-type="string">
            <text:p text:style-name="P18">Isabelle Denis</text:p>
            <text:p text:style-name="P18"/>
          </table:table-cell>
        </table:table-row>
        <table:table-row table:style-name="Tableau1.1">
          <table:table-cell table:style-name="Tableau1.A4" office:value-type="string">
            <text:p text:style-name="P18">Christian Galimant</text:p>
            <text:p text:style-name="P18"/>
          </table:table-cell>
          <table:table-cell table:style-name="Tableau1.B4" office:value-type="string">
            <text:p text:style-name="P20"><text:span text:style-name="T25">J</text:span>ean-Emmanuel Massue</text:p>
            <text:p text:style-name="P18"/>
            <text:p text:style-name="P18"/>
          </table:table-cell>
          <table:table-cell table:style-name="Tableau1.C3" office:value-type="string">
            <text:p text:style-name="P4">Mathieu Ménard</text:p>
          </table:table-cell>
        </table:table-row>
        <table:table-row table:style-name="Tableau1.1">
          <table:table-cell table:style-name="Tableau1.A5" office:value-type="string">
            <text:p text:style-name="P4">Michelle Roquin</text:p>
            <text:p text:style-name="P3"/>
            <text:p text:style-name="P19"/>
            <text:p text:style-name="P19"/>
          </table:table-cell>
          <table:table-cell table:style-name="Tableau1.B5" office:value-type="string">
            <text:p text:style-name="P2"/>
          </table:table-cell>
          <table:table-cell table:style-name="Tableau1.C5"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MT1" style:family="text">
      <style:text-properties officeooo:rsid="0041df13"/>
    </style:style>
    <style:style style:name="MT2" style:family="text">
      <style:text-properties officeooo:rsid="002ea94b"/>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24 mars </text:span>201<text:span text:style-name="MT2">6</text:span><text:tab/>page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6-04-13T09:37:41.410000000</dc:date>
    <meta:editing-duration>P7DT8H20M49S</meta:editing-duration>
    <meta:editing-cycles>362</meta:editing-cycles>
    <meta:generator>LibreOffice/5.0.0.5$Windows_x86 LibreOffice_project/1b1a90865e348b492231e1c451437d7a15bb262b</meta:generator>
    <meta:document-statistic meta:table-count="1" meta:image-count="0" meta:object-count="0" meta:page-count="2" meta:paragraph-count="47" meta:word-count="609" meta:character-count="3854" meta:non-whitespace-character-count="3284"/>
    <meta:user-defined meta:name="Info 1"/>
    <meta:user-defined meta:name="Info 2"/>
    <meta:user-defined meta:name="Info 3"/>
    <meta:user-defined meta:name="Info 4"/>
  </office:meta>
</office:document-meta>
</file>